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9.10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ik</text:p>
          </table:table-cell>
          <table:table-cell table:style-name="ce1" office:value-type="string" calcext:value-type="string">
            <text:p>Manu</text:p>
          </table:table-cell>
          <table:table-cell table:style-name="ce1" office:value-type="string" calcext:value-type="string">
            <text:p>Agu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question</text:p>
          </table:table-cell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 ( [.A2] + [.B2] +  [.C2] ) / 3" office:value-type="float" office:value="3.66666666666667" calcext:value-type="float">
            <text:p>3.67</text:p>
          </table:table-cell>
          <table:table-cell table:style-name="ce2" office:value-type="string" calcext:value-type="string">
            <text:p>1 Were you able to complete the test in full, without getting blocked by any issues?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formula="of:= ( [.A3] + [.B3] +  [.C3] ) / 3" office:value-type="float" office:value="3" calcext:value-type="float">
            <text:p>3.00</text:p>
          </table:table-cell>
          <table:table-cell table:style-name="ce2" office:value-type="string" calcext:value-type="string">
            <text:p>2 In general terms, how did you like the system?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formula="of:= ( [.A4] + [.B4] +  [.C4] ) / 3" office:value-type="float" office:value="4" calcext:value-type="float">
            <text:p>4.00</text:p>
          </table:table-cell>
          <table:table-cell table:style-name="ce2" office:value-type="string" calcext:value-type="string">
            <text:p>3 Would you like to see the features of this application generally available, in many sites that publish lengthy articles or books?</text:p>
          </table:table-cell>
        </table:table-row>
        <table:table-row table:style-name="ro1">
          <table:table-cell table:number-columns-repeated="3" table:style-name="ce2" office:value-type="float" office:value="4" calcext:value-type="float">
            <text:p>4</text:p>
          </table:table-cell>
          <table:table-cell table:style-name="ce3" table:formula="of:= ( [.A5] + [.B5] +  [.C5] ) / 3" office:value-type="float" office:value="4" calcext:value-type="float">
            <text:p>4.00</text:p>
          </table:table-cell>
          <table:table-cell table:style-name="ce2" office:value-type="string" calcext:value-type="string">
            <text:p>13 In your opinion, how intrusive is the left hand vertical bar that contains the controls? (1=a lot, 5=none)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3" table:formula="of:= ( [.A6] + [.B6] +  [.C6] ) / 3" office:value-type="float" office:value="4.33333333333333" calcext:value-type="float">
            <text:p>4.33</text:p>
          </table:table-cell>
          <table:table-cell table:style-name="ce2" office:value-type="string" calcext:value-type="string">
            <text:p>4 Were you able to adapt to scrolling with the spacebar with ease?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formula="of:= ( [.A7] + [.B7] +  [.C7] ) / 3" office:value-type="float" office:value="2.66666666666667" calcext:value-type="float">
            <text:p>2.67</text:p>
          </table:table-cell>
          <table:table-cell table:style-name="ce2" office:value-type="string" calcext:value-type="string">
            <text:p>5 How would you compare this way to scroll to the existing ways?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3" table:formula="of:= ( [.A8] + [.B8] +  [.C8] ) / 3" office:value-type="float" office:value="4.33333333333333" calcext:value-type="float">
            <text:p>4.33</text:p>
          </table:table-cell>
          <table:table-cell table:style-name="ce2" office:value-type="string" calcext:value-type="string">
            <text:p>6 How interested would you be in seeing this feature available in web sites that publish lengthy texts?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 ( [.A9] +  [.C9] ) / 2" office:value-type="float" office:value="3" calcext:value-type="float">
            <text:p>3.00</text:p>
          </table:table-cell>
          <table:table-cell table:style-name="ce2" office:value-type="string" calcext:value-type="string">
            <text:p>7 Do you think that the amount of text scrolled in each action should be increased?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 ( [.A10] + [.B10] +  [.C10] ) / 3" office:value-type="float" office:value="4" calcext:value-type="float">
            <text:p>4.00</text:p>
          </table:table-cell>
          <table:table-cell table:style-name="ce2" office:value-type="string" calcext:value-type="string">
            <text:p>8 Was the progress indicator useful to you, or do you think it might have any use while reading lengthy texts (like books)?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 ( [.A11] + [.B11] +  [.C11] ) / 3" office:value-type="float" office:value="3" calcext:value-type="float">
            <text:p>3.00</text:p>
          </table:table-cell>
          <table:table-cell table:style-name="ce2" office:value-type="string" calcext:value-type="string">
            <text:p>9 Were you able to display the TOC and scroll to the "Microsoft" section using it?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3" table:formula="of:= ( [.A12] + [.B12] +  [.C12] ) / 3" office:value-type="float" office:value="3.33333333333333" calcext:value-type="float">
            <text:p>3.33</text:p>
          </table:table-cell>
          <table:table-cell table:style-name="ce2" office:value-type="string" calcext:value-type="string">
            <text:p>10 Were you able to highliht text easily?</text:p>
          </table:table-cell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formula="of:= ( [.A13] + [.B13] +  [.C13] ) / 3" office:value-type="float" office:value="2.66666666666667" calcext:value-type="float">
            <text:p>2.67</text:p>
          </table:table-cell>
          <table:table-cell table:style-name="ce2" office:value-type="string" calcext:value-type="string">
            <text:p>11 How this highlighting mechanism compares with others you have uses (if any) like in MS Word or any other application?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formula="of:= ( [.A14] + [.B14] +  [.C14] ) / 3" office:value-type="float" office:value="3.66666666666667" calcext:value-type="float">
            <text:p>3.67</text:p>
          </table:table-cell>
          <table:table-cell table:style-name="ce2" office:value-type="string" calcext:value-type="string">
            <text:p>12 Would you be interested in participating in future tests of this applicaiton? (if yes please jot down your email address in case you haven't done before)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formula="of:= ( [.A15] + [.B15] +  [.C15] ) / 3" office:value-type="float" office:value="3.66666666666667" calcext:value-type="float">
            <text:p>3.67</text:p>
          </table:table-cell>
          <table:table-cell table:style-name="ce2" office:value-type="string" calcext:value-type="string">
            <text:p>14 How much do you read on screen (as opposed to "on paper")? (1=seldom 5=a lot)</text:p>
          </table:table-cell>
        </table:table-row>
        <table:table-row table:style-name="ro2">
          <table:table-cell table:number-columns-repeated="3"/>
          <table:table-cell table:style-name="ce4" table:formula="of:= SUM([.D2:.D15]) / 14" office:value-type="float" office:value="3.52380952380952" calcext:value-type="float">
            <text:p>3.52</text:p>
          </table:table-cell>
          <table:table-cell/>
        </table:table-row>
        <table:table-row table:style-name="ro2" table:number-rows-repeated="104855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Lanus</meta:initial-creator>
    <meta:creation-date>2013-12-02T01:14:38.682478038</meta:creation-date>
    <dc:date>2013-12-02T02:04:52.771410165</dc:date>
    <dc:creator>Juan Lanus</dc:creator>
    <meta:editing-duration>PT34M57S</meta:editing-duration>
    <meta:editing-cycles>1</meta:editing-cycles>
    <meta:document-statistic meta:table-count="1" meta:cell-count="76" meta:object-count="0"/>
    <meta:generator>LibreOffice/4.1.2.3$Linux_X86_64 LibreOffice_project/410m0$Build-3</meta:generator>
  </office:meta>
</office:document-meta>
</file>